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SOToken.setType( Integer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320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SOToken.SSO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SOToken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OToke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OToken.getCache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OToken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OToken.setData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OToken.setObject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